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7.366cm" style:use-optimal-column-width="false"/>
    </style:style>
    <style:style style:name="co2" style:family="table-column">
      <style:table-column-properties style:column-width="7.365cm" style:use-optimal-column-width="false"/>
    </style:style>
    <style:style style:name="ro1" style:family="table-row">
      <style:table-row-properties style:row-height="1.024cm"/>
    </style:style>
    <style:style style:name="ro2" style:family="table-row">
      <style:table-row-properties style:row-height="1.0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1" fo:font-size="10pt" style:font-size-asian="10pt" style:font-size-complex="10pt"/>
    </style:style>
    <style:style style:name="ce3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1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12.3cm" svg:y1="4.75cm" svg:x2="10.3cm" svg:y2="4.75cm" draw:start-shape="id1" draw:end-shape="id2" svg:d="m12300 4750h-500-1000-500" svg:viewBox="0 0 2001 1">
          <text:p/>
        </draw:connector>
        <draw:connector draw:style-name="gr1" draw:text-style-name="P1" draw:layer="layout" draw:type="lines" svg:x1="5.8cm" svg:y1="7.2cm" svg:x2="5.75cm" svg:y2="10.9cm" draw:start-shape="id3" draw:start-glue-point="2" draw:end-shape="id4" svg:d="m5800 7200v500l-50 2700v500" svg:viewBox="0 0 51 3701">
          <text:p/>
        </draw:connector>
        <draw:connector draw:style-name="gr1" draw:text-style-name="P1" draw:layer="layout" draw:type="curve" svg:x1="10.2cm" svg:y1="13.15cm" svg:x2="12.3cm" svg:y2="10.35cm" draw:start-shape="id4" draw:end-shape="id5" svg:d="m10200 13150c1575 0 525-2800 2100-2800" svg:viewBox="0 0 2101 2801">
          <text:p/>
        </draw:connector>
        <draw:connector draw:style-name="gr1" draw:text-style-name="P1" draw:layer="layout" draw:type="curve" svg:x1="5.8cm" svg:y1="7.2cm" svg:x2="12.3cm" svg:y2="10.35cm" draw:start-shape="id3" draw:start-glue-point="2" draw:end-shape="id5" draw:end-glue-point="3" svg:d="m5800 7200c0 2100 2166 3150 6500 3150" svg:viewBox="0 0 6501 3151">
          <text:p/>
        </draw:connector>
        <draw:frame draw:style-name="gr2" draw:text-style-name="P2" draw:layer="layout" svg:width="2cm" svg:height="0.721cm" svg:x="10.9cm" svg:y="4.1cm">
          <draw:text-box>
            <text:p><text:span text:style-name="T1">uses</text:span></text:p>
          </draw:text-box>
        </draw:frame>
        <draw:g>
          <draw:g xml:id="id4" draw:id="id4">
            <draw:frame draw:style-name="gr3" draw:text-style-name="P1" draw:layer="layout" svg:width="8.9cm" svg:height="4.5cm" svg:x="1.3cm" svg:y="10.9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91cm" svg:x="1.934cm" svg:y="11.9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><text:span text:style-name="T2">-Extended ResultAccumulator</text:span></text:p>
                  </table:table-cell>
                </table:table-row>
                <table:table-row table:style-name="ro1">
                  <table:table-cell table:style-name="ce1">
                    <text:p><text:span text:style-name="T2">-Propose interpreted values</text:span></text:p>
                  </table:table-cell>
                </table:table-row>
                <table:table-row table:style-name="ro2">
                  <table:table-cell table:style-name="ce1">
                    <text:p><text:span text:style-name="T2">-Composite Evaluator</text:span><text:span text:style-name="T3"> </text:span><text:span text:style-name="T4">(validate province based on validated country)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</draw:g>
          <draw:frame draw:style-name="gr4" draw:layer="layout" svg:width="2.547cm" svg:height="0.954cm" svg:x="1.753cm" svg:y="10.946cm">
            <draw:text-box>
              <text:p>narwhal</text:p>
            </draw:text-box>
          </draw:frame>
        </draw:g>
        <draw:g xml:id="id1" draw:id="id1">
          <draw:g>
            <draw:frame draw:style-name="gr3" draw:text-style-name="P1" draw:layer="layout" svg:width="8.9cm" svg:height="4.5cm" svg:x="12.3cm" svg:y="2.5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4cm" svg:height="3.074cm" svg:x="12.934cm" svg:y="3.525cm">
              <table:table table:template-name="default" table:use-first-row-styles="true" table:use-banding-rows-styles="true">
                <table:table-column table:style-name="co2"/>
                <table:table-row table:style-name="ro1">
                  <table:table-cell table:style-name="ce2">
                    <text:p text:style-name="P3"><text:span text:style-name="T2">-Web page to submit archive or URL</text:span></text:p>
                  </table:table-cell>
                </table:table-row>
                <table:table-row table:style-name="ro1">
                  <table:table-cell table:style-name="ce3">
                    <text:p><text:span text:style-name="T2">-Report viewer</text:span></text:p>
                  </table:table-cell>
                </table:table-row>
                <table:table-row table:style-name="ro2">
                  <table:table-cell table:style-name="ce3">
                    <text:p><text:span text:style-name="T2">-API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</draw:g>
          <draw:frame draw:style-name="gr5" draw:layer="layout" svg:width="2cm" svg:height="0.954cm" svg:x="12.8cm" svg:y="2.6cm">
            <draw:text-box>
              <text:p>web</text:p>
            </draw:text-box>
          </draw:frame>
        </draw:g>
        <draw:g xml:id="id2" draw:id="id2">
          <draw:frame draw:style-name="gr6" draw:text-style-name="P2" xml:id="id3" draw:id="id3" draw:layer="layout" svg:width="5.8cm" svg:height="0.8cm" svg:x="2.9cm" svg:y="6.4cm">
            <draw:text-box>
              <text:p><text:span text:style-name="T1">{ChainableRecordEvaluator}</text:span></text:p>
            </draw:text-box>
          </draw:frame>
          <draw:g>
            <draw:g>
              <draw:frame draw:style-name="gr3" draw:text-style-name="P1" draw:layer="layout" svg:width="8.9cm" svg:height="4.5cm" svg:x="1.4cm" svg:y="2.3cm">
                <draw:image xlink:href="../../../../../../../Applications/LibreOffice.app/Contents/share/gallery/txtshapes/Paster02-LightBlue.png" xlink:type="simple" xlink:show="embed" xlink:actuate="onLoad">
                  <text:p/>
                </draw:image>
              </draw:frame>
              <draw:frame draw:style-name="standard" draw:layer="layout" svg:width="7.365cm" svg:height="3.074cm" svg:x="2.034cm" svg:y="3.325cm">
                <table:table table:template-name="default" table:use-first-row-styles="true" table:use-banding-rows-styles="true">
                  <table:table-column table:style-name="co1"/>
                  <table:table-row table:style-name="ro1">
                    <table:table-cell table:style-name="ce1">
                      <text:p text:style-name="P4"><text:span text:style-name="T2">-Define design for validation chain</text:span></text:p>
                    </table:table-cell>
                  </table:table-row>
                  <table:table-row table:style-name="ro1">
                    <table:table-cell table:style-name="ce1">
                      <text:p text:style-name="P4"><text:span text:style-name="T2">-Do not propose data or corrections</text:span></text:p>
                    </table:table-cell>
                  </table:table-row>
                  <table:table-row table:style-name="ro2">
                    <table:table-cell table:style-name="ce1">
                      <text:p text:style-name="P4"><text:span text:style-name="T2">-Stick to Dwc/Dwc-A specifications</text:span></text:p>
                    </table:table-cell>
                  </table:table-row>
                </table:table>
                <draw:image xlink:href="Pictures/TablePreview3.svm" xlink:type="simple" xlink:show="embed" xlink:actuate="onLoad"/>
              </draw:frame>
            </draw:g>
            <draw:frame draw:style-name="gr7" draw:layer="layout" svg:width="2.195cm" svg:height="0.954cm" svg:x="1.9cm" svg:y="2.4cm">
              <draw:text-box>
                <text:p>library</text:p>
              </draw:text-box>
            </draw:frame>
          </draw:g>
        </draw:g>
        <draw:g>
          <draw:g xml:id="id5" draw:id="id5">
            <draw:frame draw:style-name="gr3" draw:text-style-name="P1" draw:layer="layout" svg:width="8.9cm" svg:height="4.5cm" svg:x="12.3cm" svg:y="8.1cm">
              <draw:image xlink:href="../../../../../../../Applications/LibreOffice.app/Contents/share/gallery/txtshapes/Paster02-LightBlue.png" xlink:type="simple" xlink:show="embed" xlink:actuate="onLoad">
                <text:p/>
              </draw:image>
            </draw:frame>
            <draw:frame draw:style-name="standard" draw:layer="layout" svg:width="7.365cm" svg:height="3.074cm" svg:x="12.934cm" svg:y="9.125cm">
              <table:table table:template-name="default" table:use-first-row-styles="true" table:use-banding-rows-styles="true">
                <table:table-column table:style-name="co1"/>
                <table:table-row table:style-name="ro1">
                  <table:table-cell table:style-name="ce1">
                    <text:p><text:span text:style-name="T2">-Include domain knowledge</text:span></text:p>
                  </table:table-cell>
                </table:table-row>
                <table:table-row table:style-name="ro1">
                  <table:table-cell table:style-name="ce1">
                    <text:p><text:span text:style-name="T2">-Quality index/Fitness for use</text:span></text:p>
                  </table:table-cell>
                </table:table-row>
                <table:table-row table:style-name="ro2">
                  <table:table-cell table:style-name="ce1"/>
                </table:table-row>
              </table:table>
              <draw:image xlink:href="Pictures/TablePreview4.svm" xlink:type="simple" xlink:show="embed" xlink:actuate="onLoad"/>
            </draw:frame>
          </draw:g>
          <draw:frame draw:style-name="gr8" draw:layer="layout" svg:width="3.7cm" svg:height="0.954cm" svg:x="12.8cm" svg:y="8.146cm">
            <draw:text-box>
              <text:p>extens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ing_20_1" draw:fill-image-name="Bitmape_20_1" draw:start-line-spacing-horizontal="0.1cm" draw:start-line-spacing-vertical="0.1cm" draw:end-line-spacing-horizontal="0.1cm" draw:end-line-spacing-vertical="0.1cm" draw:line-distance="0cm" draw:guide-distance="0.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1:12:37.450138000</meta:creation-date>
    <dc:date>2014-04-03T21:36:47.175664000</dc:date>
    <meta:editing-duration>PT1H9M43S</meta:editing-duration>
    <meta:editing-cycles>6</meta:editing-cycles>
    <meta:generator>LibreOffice/4.1.0.4$MacOSX_x86 LibreOffice_project/89ea49ddacd9aa532507cbf852f2bb22b1ace28</meta:generator>
    <meta:document-statistic meta:object-count="27"/>
  </office:meta>
</office:document-meta>
</file>